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cf8d5" officeooo:paragraph-rsid="001cf8d5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f8d5" officeooo:paragraph-rsid="001cf8d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f8d5" officeooo:paragraph-rsid="001cf8d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f8d5" officeooo:paragraph-rsid="001cf8d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f8d5" officeooo:paragraph-rsid="001cf8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f8d5" officeooo:paragraph-rsid="001cf8d5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ducational Institution Management System.</text:p>
      <text:p text:style-name="P4"/>
      <text:p text:style-name="P5">Here's the ER diagram description modified to use "institutions" instead of "schools." This description includes entities, relationships, attributes, and cardinalates for a multi-institution student management system.</text:p>
      <text:p text:style-name="P5"/>
      <text:p text:style-name="P2">Entities:</text:p>
      <text:p text:style-name="P5"/>
      <text:p text:style-name="P6">1. Institution</text:p>
      <text:p text:style-name="P5"><text:s text:c="3"/>- Attributes: Institution ID (Primary Key), Institution Name, Address, Contact Details</text:p>
      <text:p text:style-name="P5"/>
      <text:p text:style-name="P6">2. Student</text:p>
      <text:p text:style-name="P5"><text:s text:c="3"/>- Attributes: Student ID (Primary Key), First Name, Last Name, Date of Birth, Contact Details</text:p>
      <text:p text:style-name="P5"><text:s text:c="3"/>- Relationships: Many-to-One with Institution, One-to-Many with Parent/Guardian, One-to-Many with Enrollment</text:p>
      <text:p text:style-name="P5"/>
      <text:p text:style-name="P6">3. Parent/Guardian</text:p>
      <text:p text:style-name="P5"><text:s text:c="3"/>- Attributes: Guardian ID (Primary Key), First Name, Last Name, Relationship to Student, Contact Details</text:p>
      <text:p text:style-name="P5"><text:s text:c="3"/>- Relationships: One-to-Many with Student</text:p>
      <text:p text:style-name="P5"/>
      <text:p text:style-name="P6">4. Class/Grade</text:p>
      <text:p text:style-name="P5"><text:s text:c="3"/>- Attributes: Class ID (Primary Key), Class Name</text:p>
      <text:p text:style-name="P5"><text:s text:c="3"/>- Relationships: Many-to-One with Institution, One-to-Many with Enrollment</text:p>
      <text:p text:style-name="P5"/>
      <text:p text:style-name="P6">5. Teacher</text:p>
      <text:p text:style-name="P5"><text:s text:c="3"/>- Attributes: Teacher ID (Primary Key), First Name, Last Name, Subject Specialization, Contact Details</text:p>
      <text:p text:style-name="P5"><text:s text:c="3"/>- Relationships: Many-to-One with Institution, One-to-Many with Teaching Assignment</text:p>
      <text:p text:style-name="P5"/>
      <text:p text:style-name="P6">6. Course/Subject</text:p>
      <text:p text:style-name="P5"><text:s text:c="3"/>- Attributes: Course ID (Primary Key), Course Name, Description</text:p>
      <text:p text:style-name="P5"/>
      <text:p text:style-name="P6">7. Enrollment</text:p>
      <text:p text:style-name="P5"><text:s text:c="3"/>- Attributes: Enrollment ID (Primary Key), Enrollment Date</text:p>
      <text:p text:style-name="P5"><text:s text:c="3"/>- Relationships: Many-to-One with Student, Many-to-One with Class</text:p>
      <text:p text:style-name="P5"/>
      <text:p text:style-name="P6">8. Teaching Assignment</text:p>
      <text:p text:style-name="P5"><text:s text:c="3"/>- Attributes: Assignment ID (Primary Key)</text:p>
      <text:p text:style-name="P5"><text:s text:c="3"/>- Relationships: Many-to-One with Teacher, Many-to-One with Course</text:p>
      <text:p text:style-name="P5"/>
      <text:p text:style-name="P3">Relationships:</text:p>
      <text:p text:style-name="P5"/>
      <text:p text:style-name="P6">1. Student-Parent Relationship</text:p>
      <text:p text:style-name="P5"><text:s text:c="3"/>- One-to-Many relationship between Student and Parent/Guardian.</text:p>
      <text:p text:style-name="P5"/>
      <text:p text:style-name="P6">2. Enrollment-Student Relationship</text:p>
      <text:p text:style-name="P5"><text:s text:c="3"/>- One-to-Many relationship between Enrollment and Student.</text:p>
      <text:p text:style-name="P5"/>
      <text:p text:style-name="P6"><text:soft-page-break/>3. Enrollment-Class Relationship</text:p>
      <text:p text:style-name="P5"><text:s text:c="3"/>- Many-to-One relationship between Enrollment and Class.</text:p>
      <text:p text:style-name="P5"/>
      <text:p text:style-name="P6">4. Teaching Assignment-Teacher Relationship</text:p>
      <text:p text:style-name="P5"><text:s text:c="3"/>- One-to-Many relationship between Teaching Assignment and Teacher.</text:p>
      <text:p text:style-name="P5"/>
      <text:p text:style-name="P6">5. Teaching Assignment-Course Relationship</text:p>
      <text:p text:style-name="P5"><text:s text:c="3"/>- Many-to-One relationship between Teaching Assignment and Course.</text:p>
      <text:p text:style-name="P5"/>
      <text:p text:style-name="P6">6. Institution-Student Relationship</text:p>
      <text:p text:style-name="P5"><text:s text:c="3"/>- One-to-Many relationship between Institution and Student.</text:p>
      <text:p text:style-name="P5"/>
      <text:p text:style-name="P6">7. Institution-Class Relationship</text:p>
      <text:p text:style-name="P5"><text:s text:c="3"/>- One-to-Many relationship between Institution and Class.</text:p>
      <text:p text:style-name="P5"/>
      <text:p text:style-name="P6">8. Institution-Teacher Relationship</text:p>
      <text:p text:style-name="P5"><text:s text:c="3"/>- One-to-Many relationship between Institution and Teacher.</text:p>
      <text:p text:style-name="P5"/>
      <text:p text:style-name="P3">Attributes:</text:p>
      <text:p text:style-name="P5"/>
      <text:p text:style-name="P6">1. Institution Attributes:</text:p>
      <text:p text:style-name="P5"><text:s text:c="3"/>- Institution ID, Institution Name, Address, Contact Details</text:p>
      <text:p text:style-name="P5"/>
      <text:p text:style-name="P6">2. Student Attributes:</text:p>
      <text:p text:style-name="P5"><text:s text:c="3"/>- Student ID, First Name, Last Name, Date of Birth, Contact Details</text:p>
      <text:p text:style-name="P5"/>
      <text:p text:style-name="P6">3. Parent/Guardian Attributes:</text:p>
      <text:p text:style-name="P5"><text:s text:c="3"/>- Guardian ID, First Name, Last Name, Relationship to Student, Contact Details</text:p>
      <text:p text:style-name="P5"/>
      <text:p text:style-name="P6">4. Class/Grade Attributes:</text:p>
      <text:p text:style-name="P5"><text:s text:c="3"/>- Class ID, Class Name</text:p>
      <text:p text:style-name="P5"/>
      <text:p text:style-name="P6">5. Teacher Attributes:</text:p>
      <text:p text:style-name="P5"><text:s text:c="3"/>- Teacher ID, First Name, Last Name, Subject Specialization, Contact Details</text:p>
      <text:p text:style-name="P5"/>
      <text:p text:style-name="P6">6. Course/Subject Attributes:</text:p>
      <text:p text:style-name="P5"><text:s text:c="3"/>- Course ID, Course Name, Description</text:p>
      <text:p text:style-name="P5"/>
      <text:p text:style-name="P6">7. Enrollment Attributes:</text:p>
      <text:p text:style-name="P5"><text:s text:c="3"/>- Enrollment ID, Enrollment Date</text:p>
      <text:p text:style-name="P5"/>
      <text:p text:style-name="P6">8. Teaching Assignment Attributes:</text:p>
      <text:p text:style-name="P5"><text:s text:c="3"/>- Assignment ID</text:p>
      <text:p text:style-name="P5"/>
      <text:p text:style-name="P5">With these modifications, you can design an ER diagram for a multi-institution student management system that effectively represents entities, relationships, attributes, and cardinalities. Use an ER diagram tool or software to visualize this desig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f8d5" officeooo:paragraph-rsid="001cf8d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Kenura R. Gunarathna – KRAG – Project Epsil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5:12:16.939106254</meta:creation-date>
    <dc:date>2023-08-31T15:23:57.535849581</dc:date>
    <meta:editing-duration>PT40S</meta:editing-duration>
    <meta:editing-cycles>1</meta:editing-cycles>
    <meta:document-statistic meta:table-count="0" meta:image-count="0" meta:object-count="0" meta:page-count="2" meta:paragraph-count="61" meta:word-count="396" meta:character-count="3197" meta:non-whitespace-character-count="2770"/>
    <meta:generator>LibreOffice/7.3.7.2$Linux_X86_64 LibreOffice_project/30$Build-2</meta:generator>
  </office:meta>
</office:document-meta>
</file>